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.coom</text:p>
          </table:table-cell>
          <table:table-cell office:value-type="float" office:value="34.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11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12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13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.7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14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1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15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2.coom</text:p>
          </table:table-cell>
          <table:table-cell office:value-type="float" office:value="186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3.coom</text:p>
          </table:table-cell>
          <table:table-cell office:value-type="float" office:value="647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4.coom</text:p>
          </table:table-cell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14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travelbike5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travelbike6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travelbike7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travelbike8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travelbike9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